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10000007D4C2511B80E9B326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color="#000000" draw:fill-color="#66ccff" draw:textarea-horizontal-align="justify" draw:textarea-vertical-align="middle" draw:auto-grow-height="false" fo:min-height="1.95cm" fo:min-width="19.5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svg:stroke-color="#000000" draw:fill-color="#ff6666" draw:textarea-horizontal-align="justify" draw:textarea-vertical-align="middle" draw:auto-grow-height="false" fo:min-height="3.55cm" fo:min-width="19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9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svg:stroke-width="0.2cm" svg:stroke-color="#ff3300" draw:marker-start-width="0.5cm" draw:marker-end-width="0.5cm" draw:opacity="0%" draw:textarea-horizontal-align="justify" draw:textarea-vertical-align="middle" draw:auto-grow-height="false" fo:min-height="4.218cm" fo:min-width="2.766cm" fo:padding-top="0.225cm" fo:padding-bottom="0.225cm" fo:padding-left="0.35cm" fo:padding-right="0.35cm" draw:shadow-opacity="0%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Default_5f_1">
      <style:graphic-properties draw:stroke="none" draw:fill-color="#ffff00" draw:textarea-horizontal-align="justify" draw:textarea-vertical-align="middle" draw:auto-grow-height="false" fo:min-height="3.75cm" fo:min-width="3.5cm"/>
    </style:style>
    <style:style style:name="gr14" style:family="graphic" style:parent-style-name="Default_5f_1">
      <style:graphic-properties draw:stroke="none" draw:fill-color="#009900" draw:textarea-horizontal-align="justify" draw:textarea-vertical-align="middle" draw:auto-grow-height="false" fo:min-height="3.75cm" fo:min-width="1.5cm"/>
    </style:style>
    <style:style style:name="gr15" style:family="graphic" style:parent-style-name="Default_5f_1">
      <style:graphic-properties draw:stroke="none" draw:fill-color="#ff6600" draw:textarea-horizontal-align="justify" draw:textarea-vertical-align="middle" draw:auto-grow-height="false" fo:min-height="0.75cm" fo:min-width="1.5cm"/>
    </style:style>
    <style:style style:name="gr16" style:family="graphic" style:parent-style-name="Default_5f_1">
      <style:graphic-properties draw:stroke="none" draw:fill-color="#ff6600" draw:textarea-horizontal-align="justify" draw:textarea-vertical-align="middle" draw:auto-grow-height="false" fo:min-height="2.15cm" fo:min-width="1.5cm"/>
    </style:style>
    <style:style style:name="gr17" style:family="graphic" style:parent-style-name="objectwithoutfill">
      <style:graphic-properties draw:fill="none" draw:fill-color="#009900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Liberation Serif1" fo:font-size="32pt" fo:font-style="normal" style:font-size-asian="18pt" style:font-style-asian="normal" style:font-size-complex="1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-color="#ff6666"/>
      <style:paragraph-properties fo:text-align="center"/>
      <style:text-properties style:font-name="Liberation Serif1" fo:font-size="32pt" fo:font-style="normal" style:font-size-asian="18pt" style:font-style-asian="normal" style:font-size-complex="18pt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1" fo:font-size="32pt" fo:font-style="normal" style:font-size-asian="18pt" style:font-style-asian="normal" style:font-size-complex="18pt" style:font-style-complex="normal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text-align="end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009900"/>
      <style:paragraph-properties fo:text-align="center"/>
    </style:style>
    <style:style style:name="P14" style:family="paragraph">
      <loext:graphic-properties draw:fill-color="#ff6600"/>
      <style:paragraph-properties fo:text-align="center"/>
    </style:style>
    <style:style style:name="P15" style:family="paragraph">
      <loext:graphic-properties draw:fill="none" draw:fill-color="#009900"/>
      <style:paragraph-properties fo:text-align="center"/>
    </style:style>
    <style:style style:name="T1" style:family="text">
      <style:text-properties style:font-name="Liberation Serif1" fo:font-size="32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0cm" svg:height="2.2cm" svg:x="4.4cm" svg:y="1.7cm">
          <text:p text:style-name="P1"><text:span text:style-name="T1">Climate, fuel, people, land co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20cm" svg:height="2.2cm" svg:x="4.4cm" svg:y="1.7cm">
          <text:p text:style-name="P1"><text:span text:style-name="T1">Climate, fuel, people, land co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0cm" svg:height="3.8cm" svg:x="4.4cm" svg:y="16cm">
          <text:p text:style-name="P1"><text:span text:style-name="T1">Burnt Are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4cm" svg:y1="7.2cm" svg:x2="4.4cm" svg:y2="11.4cm">
          <text:p/>
        </draw:line>
        <draw:line draw:style-name="gr4" draw:text-style-name="P5" draw:layer="layout" svg:x1="9cm" svg:y1="11.4cm" svg:x2="4.4cm" svg:y2="11.4cm">
          <text:p/>
        </draw:line>
        <draw:connector draw:style-name="gr4" draw:text-style-name="P5" draw:layer="layout" draw:type="curve" svg:x1="8.533cm" svg:y1="7.632cm" svg:x2="4.382cm" svg:y2="11.347cm" svg:d="M8533 7632c-3112 0-1037 3715-4151 3715" svg:viewBox="0 0 4152 3716">
          <text:p/>
        </draw:connector>
        <draw:frame draw:style-name="gr5" draw:text-style-name="P6" draw:layer="layout" svg:width="4.6cm" svg:height="0.962cm" svg:x="4.5cm" svg:y="11.7cm">
          <draw:text-box>
            <text:p>Conditions</text:p>
          </draw:text-box>
        </draw:frame>
        <draw:frame draw:style-name="gr5" draw:text-style-name="P6" draw:layer="layout" svg:width="4.6cm" svg:height="0.962cm" draw:transform="rotate (1.5707963267949) translate (3.519cm 10.019cm)">
          <draw:text-box>
            <text:p>Fire</text:p>
          </draw:text-box>
        </draw:frame>
        <draw:line draw:style-name="gr6" draw:text-style-name="P5" draw:layer="layout" svg:x1="6.2cm" svg:y1="3.9cm" svg:x2="6.2cm" svg:y2="7.7cm">
          <text:p/>
        </draw:line>
        <draw:line draw:style-name="gr6" draw:text-style-name="P5" draw:layer="layout" svg:x1="6.2cm" svg:y1="13.4cm" svg:x2="6.2cm" svg:y2="16.1cm">
          <text:p/>
        </draw:line>
        <draw:frame draw:style-name="gr7" draw:text-style-name="P8" draw:layer="layout" svg:width="6.2cm" svg:height="2.749cm" svg:x="4.4cm" svg:y="0cm">
          <draw:text-box>
            <text:p text:style-name="P7"><text:span text:style-name="T1">Empi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frame draw:style-name="gr8" draw:text-style-name="P5" draw:layer="layout" svg:width="0.737cm" svg:height="0.714cm" svg:x="23.463cm" svg:y="4.421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7cm" svg:height="0.714cm" svg:x="22.8cm" svg:y="4.274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6cm" svg:height="0.714cm" svg:x="21.953cm" svg:y="4.2cm">
            <draw:image xlink:href="Pictures/10000201000000810000007D4C2511B80E9B3264.png" xlink:type="simple" xlink:show="embed" xlink:actuate="onLoad">
              <text:p/>
            </draw:image>
          </draw:frame>
          <draw:g>
            <draw:frame draw:style-name="gr8" draw:text-style-name="P5" draw:layer="layout" svg:width="0.737cm" svg:height="0.714cm" svg:x="20cm" svg:y="5.032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22.063cm" svg:y="4.921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21.4cm" svg:y="4.774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6cm" svg:height="0.714cm" svg:x="20.553cm" svg:y="4.7cm">
              <draw:image xlink:href="Pictures/10000201000000810000007D4C2511B80E9B3264.png" xlink:type="simple" xlink:show="embed" xlink:actuate="onLoad">
                <text:p/>
              </draw:image>
            </draw:frame>
          </draw:g>
        </draw:g>
        <draw:custom-shape draw:style-name="gr1" draw:text-style-name="P2" draw:layer="layout" svg:width="20cm" svg:height="2.2cm" svg:x="4.4cm" svg:y="1.7cm">
          <text:p text:style-name="P1"><text:span text:style-name="T1">Climate, fuel, people, land cov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9cm" svg:height="6.6cm" svg:x="20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24.2cm" svg:y1="7.7cm" svg:x2="24.2cm" svg:y2="11.5cm">
          <text:p/>
        </draw:line>
        <draw:g>
          <draw:line draw:style-name="gr11" draw:text-style-name="P5" draw:layer="layout" svg:x1="22.8cm" svg:y1="5.5cm" svg:x2="22cm" svg:y2="6.3cm">
            <text:p/>
          </draw:line>
          <draw:line draw:style-name="gr11" draw:text-style-name="P5" draw:layer="layout" svg:x1="22.8cm" svg:y1="6.3cm" svg:x2="22cm" svg:y2="5.5cm">
            <text:p/>
          </draw:line>
        </draw:g>
        <draw:frame draw:style-name="gr8" draw:text-style-name="P5" draw:layer="layout" svg:width="2cm" svg:height="1.938cm" svg:x="21.5cm" svg:y="7cm">
          <draw:image xlink:href="Pictures/10000201000000810000007D4C2511B80E9B3264.png" xlink:type="simple" xlink:show="embed" xlink:actuate="onLoad">
            <text:p/>
          </draw:image>
        </draw:frame>
        <draw:custom-shape draw:style-name="gr3" draw:text-style-name="P4" draw:layer="layout" svg:width="20cm" svg:height="3.8cm" svg:x="4.4cm" svg:y="16cm">
          <text:p text:style-name="P1"><text:span text:style-name="T1">Burnt Are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4cm" svg:y1="7.2cm" svg:x2="4.4cm" svg:y2="11.4cm">
          <text:p/>
        </draw:line>
        <draw:line draw:style-name="gr4" draw:text-style-name="P5" draw:layer="layout" svg:x1="9cm" svg:y1="11.4cm" svg:x2="4.4cm" svg:y2="11.4cm">
          <text:p/>
        </draw:line>
        <draw:connector draw:style-name="gr4" draw:text-style-name="P5" draw:layer="layout" draw:type="curve" svg:x1="8.533cm" svg:y1="7.632cm" svg:x2="4.382cm" svg:y2="11.347cm" svg:d="M8533 7632c-3112 0-1037 3715-4151 3715" svg:viewBox="0 0 4152 3716">
          <text:p/>
        </draw:connector>
        <draw:frame draw:style-name="gr5" draw:text-style-name="P6" draw:layer="layout" svg:width="4.6cm" svg:height="0.962cm" svg:x="4.5cm" svg:y="11.7cm">
          <draw:text-box>
            <text:p>Conditions</text:p>
          </draw:text-box>
        </draw:frame>
        <draw:frame draw:style-name="gr5" draw:text-style-name="P6" draw:layer="layout" svg:width="4.6cm" svg:height="0.962cm" draw:transform="rotate (1.5707963267949) translate (3.519cm 10.019cm)">
          <draw:text-box>
            <text:p>Fire</text:p>
          </draw:text-box>
        </draw:frame>
        <draw:line draw:style-name="gr6" draw:text-style-name="P5" draw:layer="layout" svg:x1="22.5cm" svg:y1="13.3cm" svg:x2="22.5cm" svg:y2="16cm">
          <text:p/>
        </draw:line>
        <draw:line draw:style-name="gr10" draw:text-style-name="P5" draw:layer="layout" svg:x1="20.7cm" svg:y1="7.7cm" svg:x2="20.7cm" svg:y2="11.5cm">
          <text:p/>
        </draw:line>
        <draw:line draw:style-name="gr6" draw:text-style-name="P5" draw:layer="layout" svg:x1="6.2cm" svg:y1="3.9cm" svg:x2="6.2cm" svg:y2="7.7cm">
          <text:p/>
        </draw:line>
        <draw:line draw:style-name="gr6" draw:text-style-name="P5" draw:layer="layout" svg:x1="6.2cm" svg:y1="13.4cm" svg:x2="6.2cm" svg:y2="16.1cm">
          <text:p/>
        </draw:line>
        <draw:frame draw:style-name="gr5" draw:text-style-name="P6" draw:layer="layout" svg:width="2.2cm" svg:height="0.962cm" draw:transform="rotate (-1.5707963267949) translate (21.481cm 8.681cm)">
          <draw:text-box>
            <text:p>Wind</text:p>
          </draw:text-box>
        </draw:frame>
        <draw:frame draw:style-name="gr7" draw:text-style-name="P8" draw:layer="layout" svg:width="6.2cm" svg:height="2.749cm" svg:x="4.4cm" svg:y="0cm">
          <draw:text-box>
            <text:p text:style-name="P7"><text:span text:style-name="T1">Empirical</text:span></text:p>
          </draw:text-box>
        </draw:frame>
        <draw:frame draw:style-name="gr7" draw:text-style-name="P8" draw:layer="layout" svg:width="6.2cm" svg:height="2.749cm" svg:x="18.2cm" svg:y="0.001cm">
          <draw:text-box>
            <text:p text:style-name="P10"><text:span text:style-name="T1">Process</text:span></text:p>
          </draw:text-box>
        </draw:frame>
        <draw:frame draw:style-name="gr12" draw:text-style-name="P6" draw:layer="layout" svg:width="4.6cm" svg:height="1.673cm" svg:x="19cm" svg:y="17.7cm">
          <draw:text-box>
            <text:p text:style-name="P11">No. of fires</text:p>
            <text:p text:style-name="P11">Inten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frame draw:style-name="gr8" draw:text-style-name="P5" draw:layer="layout" svg:width="0.737cm" svg:height="0.714cm" svg:x="15.463cm" svg:y="4.421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7cm" svg:height="0.714cm" svg:x="14.8cm" svg:y="4.274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6cm" svg:height="0.714cm" svg:x="13.953cm" svg:y="4.2cm">
            <draw:image xlink:href="Pictures/10000201000000810000007D4C2511B80E9B3264.png" xlink:type="simple" xlink:show="embed" xlink:actuate="onLoad">
              <text:p/>
            </draw:image>
          </draw:frame>
          <draw:g>
            <draw:frame draw:style-name="gr8" draw:text-style-name="P5" draw:layer="layout" svg:width="0.737cm" svg:height="0.714cm" svg:x="12cm" svg:y="5.032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14.063cm" svg:y="4.921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13.4cm" svg:y="4.774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6cm" svg:height="0.714cm" svg:x="12.553cm" svg:y="4.7cm">
              <draw:image xlink:href="Pictures/10000201000000810000007D4C2511B80E9B3264.png" xlink:type="simple" xlink:show="embed" xlink:actuate="onLoad">
                <text:p/>
              </draw:image>
            </draw:frame>
          </draw:g>
        </draw:g>
        <draw:g>
          <draw:frame draw:style-name="gr8" draw:text-style-name="P5" draw:layer="layout" svg:width="0.737cm" svg:height="0.714cm" svg:x="23.463cm" svg:y="4.421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7cm" svg:height="0.714cm" svg:x="22.8cm" svg:y="4.274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6cm" svg:height="0.714cm" svg:x="21.953cm" svg:y="4.2cm">
            <draw:image xlink:href="Pictures/10000201000000810000007D4C2511B80E9B3264.png" xlink:type="simple" xlink:show="embed" xlink:actuate="onLoad">
              <text:p/>
            </draw:image>
          </draw:frame>
          <draw:g>
            <draw:frame draw:style-name="gr8" draw:text-style-name="P5" draw:layer="layout" svg:width="0.737cm" svg:height="0.714cm" svg:x="20cm" svg:y="5.032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22.063cm" svg:y="4.921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21.4cm" svg:y="4.774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6cm" svg:height="0.714cm" svg:x="20.553cm" svg:y="4.7cm">
              <draw:image xlink:href="Pictures/10000201000000810000007D4C2511B80E9B3264.png" xlink:type="simple" xlink:show="embed" xlink:actuate="onLoad">
                <text:p/>
              </draw:image>
            </draw:frame>
          </draw:g>
        </draw:g>
        <draw:custom-shape draw:style-name="gr1" draw:text-style-name="P2" draw:layer="layout" svg:width="20cm" svg:height="2.2cm" svg:x="4.4cm" svg:y="1.7cm">
          <text:p text:style-name="P1"><text:span text:style-name="T1">Climate, fuel, people, land cov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9cm" svg:height="6.6cm" svg:x="20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24.2cm" svg:y1="7.7cm" svg:x2="24.2cm" svg:y2="11.5cm">
          <text:p/>
        </draw:line>
        <draw:g>
          <draw:line draw:style-name="gr11" draw:text-style-name="P5" draw:layer="layout" svg:x1="22.8cm" svg:y1="5.5cm" svg:x2="22cm" svg:y2="6.3cm">
            <text:p/>
          </draw:line>
          <draw:line draw:style-name="gr11" draw:text-style-name="P5" draw:layer="layout" svg:x1="22.8cm" svg:y1="6.3cm" svg:x2="22cm" svg:y2="5.5cm">
            <text:p/>
          </draw:line>
        </draw:g>
        <draw:g>
          <draw:line draw:style-name="gr11" draw:text-style-name="P5" draw:layer="layout" svg:x1="14.7cm" svg:y1="5.5cm" svg:x2="13.9cm" svg:y2="6.3cm">
            <text:p/>
          </draw:line>
          <draw:line draw:style-name="gr11" draw:text-style-name="P5" draw:layer="layout" svg:x1="14.7cm" svg:y1="6.3cm" svg:x2="13.9cm" svg:y2="5.5cm">
            <text:p/>
          </draw:line>
        </draw:g>
        <draw:frame draw:style-name="gr8" draw:text-style-name="P5" draw:layer="layout" svg:width="2cm" svg:height="1.938cm" svg:x="21.5cm" svg:y="7cm">
          <draw:image xlink:href="Pictures/10000201000000810000007D4C2511B80E9B3264.png" xlink:type="simple" xlink:show="embed" xlink:actuate="onLoad">
            <text:p/>
          </draw:image>
        </draw:frame>
        <draw:custom-shape draw:style-name="gr3" draw:text-style-name="P4" draw:layer="layout" svg:width="20cm" svg:height="3.8cm" svg:x="4.4cm" svg:y="16cm">
          <text:p text:style-name="P1"><text:span text:style-name="T1">Burnt Are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4cm" svg:y1="7.2cm" svg:x2="4.4cm" svg:y2="11.4cm">
          <text:p/>
        </draw:line>
        <draw:line draw:style-name="gr4" draw:text-style-name="P5" draw:layer="layout" svg:x1="9cm" svg:y1="11.4cm" svg:x2="4.4cm" svg:y2="11.4cm">
          <text:p/>
        </draw:line>
        <draw:connector draw:style-name="gr4" draw:text-style-name="P5" draw:layer="layout" draw:type="curve" svg:x1="8.533cm" svg:y1="7.632cm" svg:x2="4.382cm" svg:y2="11.347cm" svg:d="M8533 7632c-3112 0-1037 3715-4151 3715" svg:viewBox="0 0 4152 3716">
          <text:p/>
        </draw:connector>
        <draw:frame draw:style-name="gr5" draw:text-style-name="P6" draw:layer="layout" svg:width="4.6cm" svg:height="0.962cm" svg:x="4.5cm" svg:y="11.7cm">
          <draw:text-box>
            <text:p>Conditions</text:p>
          </draw:text-box>
        </draw:frame>
        <draw:frame draw:style-name="gr5" draw:text-style-name="P6" draw:layer="layout" svg:width="4.6cm" svg:height="0.962cm" draw:transform="rotate (1.5707963267949) translate (3.519cm 10.019cm)">
          <draw:text-box>
            <text:p>Fire</text:p>
          </draw:text-box>
        </draw:frame>
        <draw:line draw:style-name="gr6" draw:text-style-name="P5" draw:layer="layout" svg:x1="22.5cm" svg:y1="13.3cm" svg:x2="22.5cm" svg:y2="16cm">
          <text:p/>
        </draw:line>
        <draw:line draw:style-name="gr10" draw:text-style-name="P5" draw:layer="layout" svg:x1="20.7cm" svg:y1="7.7cm" svg:x2="20.7cm" svg:y2="11.5cm">
          <text:p/>
        </draw:line>
        <draw:custom-shape draw:style-name="gr13" draw:text-style-name="P12" draw:layer="layout" svg:width="4cm" svg:height="4cm" svg:x="12.4cm" svg:y="7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cm" svg:height="4cm" svg:x="12.4cm" svg:y="7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cm" svg:height="1cm" svg:x="12.4cm" svg:y="7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cm" svg:height="2.4cm" svg:x="14.4cm" svg:y="7.9cm">
          <text:p/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14.4cm" svg:y1="7.9cm" svg:x2="14.4cm" svg:y2="11.9cm">
          <text:p/>
        </draw:line>
        <draw:frame draw:style-name="gr5" draw:text-style-name="P6" draw:layer="layout" svg:width="2.2cm" svg:height="0.962cm" svg:x="12.2cm" svg:y="12.3cm">
          <draw:text-box>
            <text:p>Tree</text:p>
          </draw:text-box>
        </draw:frame>
        <draw:frame draw:style-name="gr5" draw:text-style-name="P6" draw:layer="layout" svg:width="2.2cm" svg:height="0.962cm" svg:x="14.2cm" svg:y="12.3cm">
          <draw:text-box>
            <text:p>Grass</text:p>
          </draw:text-box>
        </draw:frame>
        <draw:line draw:style-name="gr6" draw:text-style-name="P5" draw:layer="layout" svg:x1="6.2cm" svg:y1="3.9cm" svg:x2="6.2cm" svg:y2="7.7cm">
          <text:p/>
        </draw:line>
        <draw:line draw:style-name="gr6" draw:text-style-name="P5" draw:layer="layout" svg:x1="6.2cm" svg:y1="13.4cm" svg:x2="6.2cm" svg:y2="16.1cm">
          <text:p/>
        </draw:line>
        <draw:line draw:style-name="gr6" draw:text-style-name="P5" draw:layer="layout" svg:x1="14.4cm" svg:y1="13.4cm" svg:x2="14.4cm" svg:y2="16.1cm">
          <text:p/>
        </draw:line>
        <draw:frame draw:style-name="gr5" draw:text-style-name="P6" draw:layer="layout" svg:width="2.2cm" svg:height="0.962cm" draw:transform="rotate (-1.5707963267949) translate (21.481cm 8.681cm)">
          <draw:text-box>
            <text:p>Wind</text:p>
          </draw:text-box>
        </draw:frame>
        <draw:frame draw:style-name="gr7" draw:text-style-name="P8" draw:layer="layout" svg:width="6.2cm" svg:height="2.749cm" svg:x="4.4cm" svg:y="0cm">
          <draw:text-box>
            <text:p text:style-name="P7"><text:span text:style-name="T1">Empirical</text:span></text:p>
          </draw:text-box>
        </draw:frame>
        <draw:frame draw:style-name="gr7" draw:text-style-name="P8" draw:layer="layout" svg:width="6.2cm" svg:height="2.749cm" svg:x="18.2cm" svg:y="0.001cm">
          <draw:text-box>
            <text:p text:style-name="P10"><text:span text:style-name="T1">Process</text:span></text:p>
          </draw:text-box>
        </draw:frame>
        <draw:frame draw:style-name="gr7" draw:text-style-name="P8" draw:layer="layout" svg:width="20cm" svg:height="2.749cm" svg:x="4.4cm" svg:y="0.002cm">
          <draw:text-box>
            <text:p text:style-name="P1"><text:span text:style-name="T1">INFERNO</text:span></text:p>
          </draw:text-box>
        </draw:frame>
        <draw:frame draw:style-name="gr5" draw:text-style-name="P6" draw:layer="layout" svg:width="4.6cm" svg:height="0.962cm" svg:x="12cm" svg:y="17.7cm">
          <draw:text-box>
            <text:p text:style-name="P11">No. of fires</text:p>
          </draw:text-box>
        </draw:frame>
        <draw:frame draw:style-name="gr12" draw:text-style-name="P6" draw:layer="layout" svg:width="4.6cm" svg:height="1.673cm" svg:x="19cm" svg:y="17.7cm">
          <draw:text-box>
            <text:p text:style-name="P11">No. of fires</text:p>
            <text:p text:style-name="P11">Inten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7:21:20.627000000</meta:creation-date>
    <dc:date>2017-06-23T11:30:00.066000000</dc:date>
    <meta:editing-duration>PT13H43M10S</meta:editing-duration>
    <meta:editing-cycles>5</meta:editing-cycles>
    <meta:generator>LibreOffice/5.2.3.3$Windows_x86 LibreOffice_project/d54a8868f08a7b39642414cf2c8ef2f228f780cf</meta:generator>
    <meta:document-statistic meta:object-count="122"/>
  </office:meta>
</office:document-meta>
</file>